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Citationintense" style:master-page-name="MP0" style:family="paragraph">
      <style:paragraph-properties fo:break-before="page"/>
    </style:style>
    <style:style style:name="P3" style:parent-style-name="Standard" style:family="paragraph">
      <style:paragraph-properties fo:text-align="center" fo:margin-left="0.25in">
        <style:tab-stops/>
      </style:paragraph-properties>
    </style:style>
    <style:style style:name="P4" style:parent-style-name="Standard" style:family="paragraph">
      <style:paragraph-properties fo:text-align="center"/>
    </style:style>
    <style:style style:name="TableColumn6" style:family="table-column">
      <style:table-column-properties style:column-width="3.343in"/>
    </style:style>
    <style:style style:name="TableColumn7" style:family="table-column">
      <style:table-column-properties style:column-width="3.343in"/>
    </style:style>
    <style:style style:name="Table5" style:family="table">
      <style:table-properties style:width="6.6861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text-align="center"/>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text-align="center"/>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text-align="center"/>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text-align="center"/>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text-align="center"/>
      <style:text-properties fo:language="en" fo:country="GB"/>
    </style:style>
    <style:style style:name="P26" style:parent-style-name="Standard" style:family="paragraph">
      <style:paragraph-properties fo:text-align="center"/>
    </style:style>
    <style:style style:name="T27" style:parent-style-name="Policepardéfaut" style:family="text">
      <style:text-properties fo:language="en" fo:country="GB"/>
    </style:style>
    <style:style style:name="T28" style:parent-style-name="Lienhypertexte" style:family="text">
      <style:text-properties fo:language="en" fo:country="GB"/>
    </style:style>
    <style:style style:name="T29" style:parent-style-name="Policepardéfaut" style:family="text">
      <style:text-properties fo:language="en" fo:country="GB"/>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justify"/>
      <style:text-properties fo:font-weight="bold" style:font-weight-asian="bold" style:font-weight-complex="bold" fo:font-style="italic" style:font-style-asian="italic" style:font-style-complex="italic"/>
    </style:style>
    <style:style style:name="P33" style:parent-style-name="Standard" style:list-style-name="LFO2" style:family="paragraph"/>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style>
    <style:style style:name="P36" style:parent-style-name="Standard" style:list-style-name="LFO3" style:family="paragraph"/>
    <style:style style:name="P37" style:parent-style-name="Standard" style:family="paragraph">
      <style:paragraph-properties fo:margin-left="0.5in">
        <style:tab-stops/>
      </style:paragraph-properties>
    </style:style>
    <style:style style:name="P38" style:parent-style-name="Standard" style:list-style-name="LFO4" style:family="paragraph"/>
    <style:style style:name="P39" style:parent-style-name="Standard" style:family="paragraph">
      <style:paragraph-properties fo:margin-left="0.4923in">
        <style:tab-stops>
          <style:tab-stop style:type="left" style:position="3.577in"/>
        </style:tab-stops>
      </style:paragraph-properties>
    </style:style>
    <style:style style:name="P40" style:parent-style-name="Standard" style:list-style-name="LFO4" style:family="paragraph"/>
    <style:style style:name="P41" style:parent-style-name="Standard" style:family="paragraph">
      <style:paragraph-properties fo:margin-left="0.5in">
        <style:tab-stops/>
      </style:paragraph-properties>
    </style:style>
    <style:style style:name="P42" style:parent-style-name="Standard" style:list-style-name="LFO4" style:family="paragraph"/>
    <style:style style:name="P43" style:parent-style-name="Standard" style:family="paragraph">
      <style:paragraph-properties fo:margin-left="0.5in">
        <style:tab-stops/>
      </style:paragraph-properties>
    </style:style>
    <style:style style:name="P44" style:parent-style-name="Standard" style:family="paragraph">
      <style:paragraph-properties fo:margin-left="0.5in">
        <style:tab-stops/>
      </style:paragraph-properties>
    </style:style>
    <style:style style:name="P45" style:parent-style-name="Standard" style:list-style-name="LFO2" style:family="paragraph">
      <style:text-properties fo:font-weight="bold" style:font-weight-asian="bold" style:font-weight-complex="bold"/>
    </style:style>
    <style:style style:name="P46"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7"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8" style:parent-style-name="Standard" style:list-style-name="LFO5" style:family="paragraph">
      <style:text-properties style:text-underline-type="single" style:text-underline-style="solid" style:text-underline-width="auto" style:text-underline-mode="continuous"/>
    </style:style>
    <style:style style:name="P49" style:parent-style-name="Standard" style:list-style-name="LFO5" style:family="paragraph">
      <style:text-properties style:text-underline-type="single" style:text-underline-style="solid" style:text-underline-width="auto" style:text-underline-mode="continuous"/>
    </style:style>
    <style:style style:name="P50" style:parent-style-name="Standard" style:list-style-name="LFO5" style:family="paragraph">
      <style:text-properties style:text-underline-type="single" style:text-underline-style="solid" style:text-underline-width="auto" style:text-underline-mode="continuous"/>
    </style:style>
    <style:style style:name="P51" style:parent-style-name="Standard" style:list-style-name="LFO5" style:family="paragraph">
      <style:text-properties style:text-underline-type="single" style:text-underline-style="solid" style:text-underline-width="auto" style:text-underline-mode="continuous"/>
    </style:style>
    <style:style style:name="P52" style:parent-style-name="Standard" style:list-style-name="LFO5" style:family="paragraph">
      <style:text-properties style:text-underline-type="single" style:text-underline-style="solid" style:text-underline-width="auto" style:text-underline-mode="continuous"/>
    </style:style>
    <style:style style:name="P53" style:parent-style-name="Standard" style:list-style-name="LFO5" style:family="paragraph">
      <style:text-properties style:text-underline-type="single" style:text-underline-style="solid" style:text-underline-width="auto" style:text-underline-mode="continuous"/>
    </style:style>
    <style:style style:name="P54" style:parent-style-name="Standard" style:list-style-name="LFO5" style:family="paragraph">
      <style:text-properties style:text-underline-type="single" style:text-underline-style="solid" style:text-underline-width="auto" style:text-underline-mode="continuous"/>
    </style:style>
    <style:style style:name="P55" style:parent-style-name="Standard" style:list-style-name="LFO5" style:family="paragraph">
      <style:text-properties style:text-underline-type="single" style:text-underline-style="solid" style:text-underline-width="auto" style:text-underline-mode="continuous"/>
    </style:style>
    <style:style style:name="P56" style:parent-style-name="Standard" style:list-style-name="LFO5" style:family="paragraph">
      <style:text-properties style:text-underline-type="single" style:text-underline-style="solid" style:text-underline-width="auto" style:text-underline-mode="continuous"/>
    </style:style>
    <style:style style:name="P57" style:parent-style-name="Standard" style:list-style-name="LFO5" style:family="paragraph">
      <style:text-properties style:text-underline-type="single" style:text-underline-style="solid" style:text-underline-width="auto" style:text-underline-mode="continuous"/>
    </style:style>
    <style:style style:name="P58" style:parent-style-name="Standard" style:list-style-name="LFO5" style:family="paragraph"/>
    <style:style style:name="T59" style:parent-style-name="Policepardéfaut" style:family="text">
      <style:text-properties style:text-underline-type="single" style:text-underline-style="solid" style:text-underline-width="auto" style:text-underline-mode="continuous"/>
    </style:style>
    <style:style style:name="P60" style:parent-style-name="Standard" style:list-style-name="LFO5" style:family="paragraph">
      <style:text-properties style:text-underline-type="single" style:text-underline-style="solid" style:text-underline-width="auto" style:text-underline-mode="continuous"/>
    </style:style>
    <style:style style:name="P61" style:parent-style-name="Standard" style:list-style-name="LFO5" style:family="paragraph">
      <style:text-properties style:text-underline-type="single" style:text-underline-style="solid" style:text-underline-width="auto" style:text-underline-mode="continuous"/>
    </style:style>
    <style:style style:name="P62" style:parent-style-name="Standard" style:list-style-name="LFO5" style:family="paragraph">
      <style:text-properties style:text-underline-type="single" style:text-underline-style="solid" style:text-underline-width="auto" style:text-underline-mode="continuous"/>
    </style:style>
    <style:style style:name="P63" style:parent-style-name="Standard" style:list-style-name="LFO5" style:family="paragraph">
      <style:text-properties style:text-underline-type="single" style:text-underline-style="solid" style:text-underline-width="auto" style:text-underline-mode="continuous"/>
    </style:style>
    <style:style style:name="P64" style:parent-style-name="Standard" style:list-style-name="LFO5" style:family="paragraph">
      <style:text-properties style:text-underline-type="single" style:text-underline-style="solid" style:text-underline-width="auto" style:text-underline-mode="continuous"/>
    </style:style>
    <style:style style:name="P65" style:parent-style-name="Standard" style:list-style-name="LFO5" style:family="paragraph"/>
    <style:style style:name="T66" style:parent-style-name="Policepardéfaut" style:family="text">
      <style:text-properties style:text-underline-type="single" style:text-underline-style="solid" style:text-underline-width="auto" style:text-underline-mode="continuous"/>
    </style:style>
    <style:style style:name="P67" style:parent-style-name="Standard" style:list-style-name="LFO2" style:family="paragraph">
      <style:text-properties fo:font-weight="bold" style:font-weight-asian="bold" style:font-weight-complex="bold"/>
    </style:style>
    <style:style style:name="P68" style:parent-style-name="Standard" style:family="paragraph">
      <style:text-properties style:text-underline-type="single" style:text-underline-style="solid" style:text-underline-width="auto" style:text-underline-mode="continuous"/>
    </style:style>
    <style:style style:name="P69" style:parent-style-name="Standard" style:list-style-name="LFO6" style:family="paragraph"/>
    <style:style style:name="P70" style:parent-style-name="Standard" style:list-style-name="LFO6" style:family="paragraph"/>
    <style:style style:name="P71" style:parent-style-name="Standard" style:list-style-name="LFO6" style:family="paragraph"/>
    <style:style style:name="P72" style:parent-style-name="Standard" style:list-style-name="LFO6" style:family="paragraph"/>
    <style:style style:name="P73" style:parent-style-name="Standard" style:list-style-name="LFO6" style:family="paragraph"/>
    <style:style style:name="P74" style:parent-style-name="Standard" style:list-style-name="LFO6" style:family="paragraph"/>
    <style:style style:name="P75" style:parent-style-name="Standard" style:list-style-name="LFO6" style:family="paragraph"/>
    <style:style style:name="T76" style:parent-style-name="Policepardéfaut" style:family="text">
      <style:text-properties fo:font-size="11pt" style:font-size-asian="11pt" style:font-size-complex="11pt"/>
    </style:style>
    <style:style style:name="P77" style:parent-style-name="Standard" style:list-style-name="LFO6" style:family="paragraph"/>
    <style:style style:name="P78" style:parent-style-name="Standard" style:list-style-name="LFO6" style:family="paragraph"/>
    <style:style style:name="P79" style:parent-style-name="Standard" style:list-style-name="LFO6" style:family="paragraph"/>
    <style:style style:name="P80" style:parent-style-name="Standard" style:list-style-name="LFO6" style:family="paragraph"/>
    <style:style style:name="P81" style:parent-style-name="Standard" style:list-style-name="LFO6" style:family="paragraph"/>
    <style:style style:name="P82" style:parent-style-name="Standard" style:list-style-name="LFO6" style:family="paragraph"/>
    <style:style style:name="P83" style:parent-style-name="Standard" style:list-style-name="LFO6" style:family="paragraph"/>
    <style:style style:name="P84" style:parent-style-name="Standard" style:family="paragraph">
      <style:text-properties style:text-underline-type="single" style:text-underline-style="solid" style:text-underline-width="auto" style:text-underline-mode="continuous"/>
    </style:style>
    <style:style style:name="P85" style:parent-style-name="Standard" style:family="paragraph">
      <style:text-properties style:text-underline-type="single" style:text-underline-style="solid" style:text-underline-width="auto" style:text-underline-mode="continuous"/>
    </style:style>
    <style:style style:name="P86" style:parent-style-name="Standard" style:list-style-name="LFO7" style:family="paragraph"/>
    <style:style style:name="P87" style:parent-style-name="Standard" style:list-style-name="LFO7" style:family="paragraph"/>
    <style:style style:name="P88" style:parent-style-name="Standard" style:list-style-name="LFO7" style:family="paragraph"/>
    <style:style style:name="P89" style:parent-style-name="Standard" style:list-style-name="LFO7" style:family="paragraph"/>
    <style:style style:name="P90" style:parent-style-name="Standard" style:list-style-name="LFO7" style:family="paragraph"/>
    <style:style style:name="P91" style:parent-style-name="Standard" style:list-style-name="LFO7" style:family="paragraph"/>
    <style:style style:name="P92" style:parent-style-name="Standard" style:list-style-name="LFO7" style:family="paragraph"/>
    <style:style style:name="P93" style:parent-style-name="Standard" style:list-style-name="LFO7" style:family="paragraph"/>
    <style:style style:name="P94" style:parent-style-name="Standard" style:list-style-name="LFO7" style:family="paragraph"/>
    <style:style style:name="P95" style:parent-style-name="Standard" style:list-style-name="LFO7" style:family="paragraph"/>
    <style:style style:name="P96" style:parent-style-name="Standard" style:list-style-name="LFO7" style:family="paragraph"/>
    <style:style style:name="P97" style:parent-style-name="Standard" style:list-style-name="LFO7" style:family="paragraph"/>
    <style:style style:name="P98" style:parent-style-name="Standard" style:list-style-name="LFO7" style:family="paragraph"/>
    <style:style style:name="P99" style:parent-style-name="Standard" style:list-style-name="LFO7" style:family="paragraph"/>
    <style:style style:name="P100" style:parent-style-name="Standard" style:family="paragraph">
      <style:text-properties style:text-underline-type="single" style:text-underline-style="solid" style:text-underline-width="auto" style:text-underline-mode="continuous"/>
    </style:style>
    <style:style style:name="P101" style:parent-style-name="Standard" style:list-style-name="LFO8" style:family="paragraph"/>
    <style:style style:name="P102" style:parent-style-name="Standard" style:list-style-name="LFO8" style:family="paragraph"/>
    <style:style style:name="P103" style:parent-style-name="Standard" style:list-style-name="LFO8" style:family="paragraph"/>
    <style:style style:name="P104" style:parent-style-name="Standard" style:list-style-name="LFO8" style:family="paragraph"/>
    <style:style style:name="P105" style:parent-style-name="Standard" style:list-style-name="LFO8" style:family="paragraph"/>
    <style:style style:name="P106" style:parent-style-name="Standard" style:list-style-name="LFO8" style:family="paragraph"/>
    <style:style style:name="P107" style:parent-style-name="Standard" style:list-style-name="LFO8" style:family="paragraph"/>
    <style:style style:name="P108" style:parent-style-name="Standard" style:list-style-name="LFO8" style:family="paragraph"/>
    <style:style style:name="P109" style:parent-style-name="Standard" style:list-style-name="LFO8" style:family="paragraph"/>
    <style:style style:name="P110" style:parent-style-name="Standard" style:list-style-name="LFO8" style:family="paragraph"/>
    <style:style style:name="P111" style:parent-style-name="Standard" style:list-style-name="LFO8" style:family="paragraph"/>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list-style-name="LFO9" style:family="paragraph"/>
    <style:style style:name="P114" style:parent-style-name="Standard" style:list-style-name="LFO9" style:family="paragraph"/>
    <style:style style:name="P115" style:parent-style-name="Standard" style:list-style-name="LFO9" style:family="paragraph"/>
    <style:style style:name="P116" style:parent-style-name="Standard" style:list-style-name="LFO9" style:family="paragraph"/>
    <style:style style:name="P117" style:parent-style-name="Standard" style:list-style-name="LFO9" style:family="paragraph"/>
    <style:style style:name="P118" style:parent-style-name="Standard" style:list-style-name="LFO9" style:family="paragraph"/>
    <style:style style:name="P119" style:parent-style-name="Standard" style:list-style-name="LFO9" style:family="paragraph"/>
    <style:style style:name="P120" style:parent-style-name="Standard" style:list-style-name="LFO9" style:family="paragraph"/>
    <style:style style:name="P121" style:parent-style-name="Standard" style:list-style-name="LFO9" style:family="paragraph"/>
    <style:style style:name="P122" style:parent-style-name="Standard" style:list-style-name="LFO9" style:family="paragraph"/>
    <style:style style:name="P123" style:parent-style-name="Standard" style:list-style-name="LFO9" style:family="paragraph"/>
    <style:style style:name="P124" style:parent-style-name="Standard" style:list-style-name="LFO9" style:family="paragraph"/>
    <style:style style:name="P125" style:parent-style-name="Standard" style:list-style-name="LFO9" style:family="paragraph"/>
    <style:style style:name="P126" style:parent-style-name="Standard" style:list-style-name="LFO9" style:family="paragraph"/>
    <style:style style:name="P127" style:parent-style-name="Standard" style:list-style-name="LFO9" style:family="paragraph"/>
    <style:style style:name="P128" style:parent-style-name="Standard" style:list-style-name="LFO9" style:family="paragraph"/>
  </office:automatic-styles>
  <office:body>
    <office:text text:use-soft-page-breaks="true">
      <text:p text:style-name="P1"><text:span text:style-name="Référencelégère">CAHIER DES CHARGES</text:span></text:p>
      <text:p text:style-name="Standard"/>
      <text:p text:style-name="Standard"/>
      <text:p text:style-name="Standard"/>
      <text:p text:style-name="Standard"/>
      <text:p text:style-name="Standard"/>
      <text:p text:style-name="P3">Abnégation.<text:s/>Nutrition. Alimentation. Intensité. Sport</text:p>
      <text:p text:style-name="Standard"/>
      <text:p text:style-name="Standard"/>
      <text:p text:style-name="Standard"/>
      <text:p text:style-name="Standard"/>
      <text:p text:style-name="Standard"/>
      <text:p text:style-name="Standard"/>
      <text:p text:style-name="Standard"/>
      <text:p text:style-name="Standard"/>
      <text:p text:style-name="P4"/>
      <text:p text:style-name="Standard"><text:s/></text:p>
      <table:table table:style-name="Table5">
        <table:table-columns>
          <table:table-column table:style-name="TableColumn6"/>
          <table:table-column table:style-name="TableColumn7"/>
        </table:table-columns>
        <table:table-row table:style-name="TableRow8">
          <table:table-cell table:style-name="TableCell9">
            <text:p text:style-name="P10">Rédacteurs</text:p>
          </table:table-cell>
          <table:table-cell table:style-name="TableCell11">
            <text:p text:style-name="P12">Développeurs</text:p>
          </table:table-cell>
        </table:table-row>
        <table:table-row table:style-name="TableRow13">
          <table:table-cell table:style-name="TableCell14">
            <text:p text:style-name="P15">groupe 151</text:p>
          </table:table-cell>
          <table:table-cell table:style-name="TableCell16">
            <text:p text:style-name="P17">groupe 152</text:p>
          </table:table-cell>
        </table:table-row>
        <table:table-row table:style-name="TableRow18">
          <table:table-cell table:style-name="TableCell19">
            <text:p text:style-name="P20">Jourdain anaïs</text:p>
            <text:p text:style-name="P21">(<text:a xlink:href="mailto:anais.jourdain@etu.univ-poitiers.fr" office:target-frame-name="_top" xlink:show="replace"><text:span text:style-name="Lienhypertexte">anais.jourdain@etu.univ-poitiers.fr</text:span></text:a>)</text:p>
            <text:p text:style-name="P22">Henaux antonin</text:p>
            <text:p text:style-name="P23">(<text:a xlink:href="mailto:antonin.henaux@etu.univ-poitiers.fr" office:target-frame-name="_top" xlink:show="replace"><text:span text:style-name="Lienhypertexte">antonin.henaux@etu.univ-poitiers.fr</text:span></text:a>)</text:p>
          </table:table-cell>
          <table:table-cell table:style-name="TableCell24">
            <text:p text:style-name="P25">SAKR Ilias</text:p>
            <text:p text:style-name="P26"><text:span text:style-name="T27">(</text:span><text:a xlink:href="mailto:ilias.sakr@etu.univ-poitiers.fr" office:target-frame-name="_top" xlink:show="replace"><text:span text:style-name="T28">ilias.sakr@etu.univ-poitiers.fr</text:span></text:a><text:span text:style-name="T29">)</text:span></text:p>
            <text:p text:style-name="P30">Gautier-Seguin Antoine</text:p>
            <text:p text:style-name="P31">(<text:a xlink:href="mailto:antoine.gauthier.seguin@etu.univ-poitiers.fr" office:target-frame-name="_top" xlink:show="replace"><text:span text:style-name="Lienhypertexte">antoine.gauthier.seguin@etu.univ-poitiers.fr</text:span></text:a>)</text:p>
          </table:table-cell>
        </table:table-row>
      </table:table>
      <text:p text:style-name="Standard"/>
      <text:p text:style-name="Standard"/>
      <text:p text:style-name="Standard"/>
      <text:p text:style-name="Standard"/>
      <text:p text:style-name="Standard"/>
      <text:p text:style-name="Standard"/>
      <text:p text:style-name="Standard"/>
      <text:p text:style-name="P32">Objectif : Le site devra être capable de fournir aux utilisateurs des recettes saines et équilibrés dans le<text:s/>cadre de la pratique sportives ainsi que des exercices de sport adapté aux besoins du cli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2" text:continue-numbering="true">
        <text:list-item>
          <text:p text:style-name="P33"><text:span text:style-name="T34">Types</text:span><text:s/><text:span text:style-name="T35">d'utilisateurs</text:span> :</text:p>
        </text:list-item>
      </text:list>
      <text:list text:style-name="LFO3" text:continue-numbering="true">
        <text:list-item>
          <text:p text:style-name="P36">Administrateur :<text:s/></text:p>
        </text:list-item>
      </text:list>
      <text:p text:style-name="P37">C’est la seule personne capable de gérer les comptes utilisateurs sur le site. Il a aussi accès à toutes<text:s/>les pages et fonctionnalités du site.</text:p>
      <text:list text:style-name="LFO4" text:continue-numbering="true">
        <text:list-item>
          <text:p text:style-name="P38">Clients anonymes :</text:p>
        </text:list-item>
      </text:list>
      <text:p text:style-name="P39">Personne n’étant pas enregistré sur la base de données, ayant accès uniquement à la page vitrine, à la page de connexion et à la page d’inscription.</text:p>
      <text:list text:style-name="LFO4" text:continue-numbering="true">
        <text:list-item>
          <text:p text:style-name="P40">Clients enregistrés :<text:s/></text:p>
        </text:list-item>
      </text:list>
      <text:p text:style-name="P41">Client enregistré sur la<text:s/>base de données a accès à toutes les fonctionnalités du site mais ne peut ni modifier, ni supprimer, ni rajouter du contenu. Il peut rechercher et consulter un programme, un exercice ou une recette. Il peut avoir accès à son profil et peut le supprimer. Il<text:s/>a accès à un emploi du temps personnalisé par les coachs.</text:p>
      <text:list text:style-name="LFO4" text:continue-numbering="true">
        <text:list-item>
          <text:p text:style-name="P42">Coach : le coach peut modifier, ajouter et supprimer des recettes, des exercices et les emploi du temps. Il peut voir le profil des utilisateurs et a accès à l’emploi du temps du client enregistré.<text:s/>Il programme des recettes et des exercices à suivre pour le client dans l’emploi du temps hebdomadaire de l’utilisateur.<text:s/></text:p>
        </text:list-item>
      </text:list>
      <text:p text:style-name="P43"/>
      <text:p text:style-name="P44"/>
      <text:list text:style-name="LFO2" text:continue-numbering="true">
        <text:list-item>
          <text:p text:style-name="P45">Les pages du site</text:p>
        </text:list-item>
      </text:list>
      <text:p text:style-name="P46"><text:s/>Indications générales : Sur chaque page (à part la page vitrine/connexion/inscription) est compris un logo qui renvois a la page d’accueil. Il y a aussi une Template avec les boutons de redirection vers liste recette liste exo page perso et le bouton de déconnexion ainsi que la barre de recherche.<text:s/></text:p>
      <text:p text:style-name="P47"/>
      <text:list text:style-name="LFO5" text:continue-numbering="true">
        <text:list-item>
          <text:p text:style-name="P48">Page vitrine :<text:s/></text:p>
        </text:list-item>
      </text:list>
      <text:p text:style-name="Standard">Renseigne sur les fonctionnalités et le contenu du<text:s/>site. Présence de boutons redirigeant vers les pages de connexion et d’identification. Signale à l’utilisateur qu’il doit s’enregistrer ou se connecter pour accéder aux fonctionnalités du site.</text:p>
      <text:p text:style-name="Standard"/>
      <text:list text:style-name="LFO5" text:continue-numbering="true">
        <text:list-item>
          <text:p text:style-name="P49">Page de connexion :</text:p>
        </text:list-item>
      </text:list>
      <text:p text:style-name="Standard">Page contenant un formulaire qui permet à<text:s/>l’utilisateur de rentrer son pseudo et son login afin d’accéder au site. Une fois les logins remplis, il est automatiquement renvoyé vers la page d’accueil.</text:p>
      <text:p text:style-name="Standard"/>
      <text:list text:style-name="LFO5" text:continue-numbering="true">
        <text:list-item>
          <text:p text:style-name="P50">Page d’inscription :<text:s/></text:p>
        </text:list-item>
      </text:list>
      <text:p text:style-name="Standard">Cette page contient un formulaire d’inscription qui enregistre les informations du client dans la base. Le client doit renseigner son nom, prénom, pseudo, adresse mail, âge, sexe et mot de passe. Il doit aussi renseigner son poids et sa taille (facultatif)(le site devra calculé l’IMC). Le site lui demande ces objectifs (remise en<text:s/>forme, perte de poids, prise de masse) (facultatif) et il choisit un coach pour réaliser son suivi. Une fois l’enregistrement compléter il est redirigé vers la page de connexion. Si l’opération est bien effectué alors le site affiche un message de validation du nouveau compte.</text:p>
      <text:p text:style-name="Standard"/>
      <text:list text:style-name="LFO5" text:continue-numbering="true">
        <text:list-item>
          <text:p text:style-name="P51">Page d’accueil :<text:s/></text:p>
        </text:list-item>
      </text:list>
      <text:p text:style-name="Standard">Cette page explique où trouver les recettes et les programmes ainsi que les exercices conseillés et les repas. Cette page permet la redirection vers :</text:p>
      <text:p text:style-name="Standard">- <text:s/>Page du profil</text:p>
      <text:p text:style-name="Standard">- <text:s/>Liste des recettes</text:p>
      <text:p text:style-name="Standard">- <text:s/>Liste programmes</text:p>
      <text:p text:style-name="Standard">Cette page contient aussi la barre de recherche et le bouton de déconnexion.<text:s/></text:p>
      <text:p text:style-name="Standard"/>
      <text:p text:style-name="Standard"/>
      <text:p text:style-name="Standard"/>
      <text:soft-page-break/>
      <text:list text:style-name="LFO5" text:continue-numbering="true">
        <text:list-item>
          <text:p text:style-name="P52">Page liste exercice :<text:s/></text:p>
        </text:list-item>
      </text:list>
      <text:p text:style-name="Standard">La liste des exercices indiquant chaque exercice enregistré avec un nom spécifique. On peut accéder à chaque exercice pour avoir plus d’info (réf page exercice)</text:p>
      <text:p text:style-name="Standard"/>
      <text:list text:style-name="LFO5" text:continue-numbering="true">
        <text:list-item>
          <text:p text:style-name="P53">Page d’exercice :<text:s/></text:p>
        </text:list-item>
      </text:list>
      <text:p text:style-name="Standard">Cette page permet d’avoir le détail de l’exercice avec le mouvement adapté, (petite explication si besoin), la durée, le niveau avec les adaptations pour complexifier l’exercice si possible, le nombre de répétition ou durée.<text:s/>Chaque page renvoi vers d’autre exercices similaires ou complémentaires. Cette page est une page type chaque exercice doit être présenté sous cette forme.</text:p>
      <text:p text:style-name="Standard"/>
      <text:list text:style-name="LFO5" text:continue-numbering="true">
        <text:list-item>
          <text:p text:style-name="P54">Page liste recette :</text:p>
        </text:list-item>
      </text:list>
      <text:p text:style-name="Standard">Cette page est présentée de la même manière que la page liste exercice et elle<text:s/>comprend toutes les recettes.</text:p>
      <text:p text:style-name="Standard"/>
      <text:list text:style-name="LFO5" text:continue-numbering="true">
        <text:list-item>
          <text:p text:style-name="P55">Page recette :<text:s/></text:p>
        </text:list-item>
      </text:list>
      <text:p text:style-name="Standard">Page type qui contient : les ingrédients, les étapes à suivre, les quantité, les temps de préparation et de cuisson pour chaque recette.<text:s/></text:p>
      <text:p text:style-name="Standard"/>
      <text:list text:style-name="LFO5" text:continue-numbering="true">
        <text:list-item>
          <text:p text:style-name="P56">La page perso :</text:p>
        </text:list-item>
      </text:list>
      <text:p text:style-name="Standard">Cette page est donc accessible sur toutes les pages du<text:s/>site (indiqué précédemment). Elle indique toutes les informations rentrées lors de l’inscription ainsi qu’une possibilité de modifier toutes les informations et donne la possibilité de se désinscrire du site.</text:p>
      <text:p text:style-name="Standard"/>
      <text:list text:style-name="LFO5" text:continue-numbering="true">
        <text:list-item>
          <text:p text:style-name="P57">Page de modification :</text:p>
        </text:list-item>
      </text:list>
      <text:p text:style-name="Standard">Accessible seulement à<text:s/>partir de la page perso. Permet de modifier le contenu personnel de l’utilisateur. Lorsque la modification est bien effectué, le site affiche un message de validation.</text:p>
      <text:p text:style-name="Standard"/>
      <text:list text:style-name="LFO5" text:continue-numbering="true">
        <text:list-item>
          <text:p text:style-name="P58"><text:span text:style-name="T59">page de l’emploi du temps :</text:span></text:p>
        </text:list-item>
      </text:list>
      <text:p text:style-name="Standard">Cette page est visible par le client enregistré et modifiable par le coach. L’emploi du temps est hebdomadaire. L’emploi du temps est accessible sur le profil du client enregistré. Le coach peut accéder à l’emploi du temps à partir de la liste des comptes clients (Réf. Voir liste comptes enregistrés)</text:p>
      <text:p text:style-name="Standard"/>
      <text:list text:style-name="LFO5" text:continue-numbering="true">
        <text:list-item>
          <text:p text:style-name="P60">Le bouton désinscription :</text:p>
        </text:list-item>
      </text:list>
      <text:p text:style-name="Standard"><text:s/>Sert à supprimer toutes les informations enregistrées au préalable par le site. Et il renvoie à la page vitrine lorsque l’opération est bien effectuée. Un message de validation s’affiche après l’opération.</text:p>
      <text:p text:style-name="Standard"/>
      <text:list text:style-name="LFO5" text:continue-numbering="true">
        <text:list-item>
          <text:p text:style-name="P61">Barre de recherche :</text:p>
        </text:list-item>
      </text:list>
      <text:p text:style-name="Standard">Elle permet<text:s/>de rechercher tous les mots dans le site. Elle doit être sécurisée contre toutes les formes SQL qui modifierai la base.<text:s/></text:p>
      <text:p text:style-name="Standard"/>
      <text:list text:style-name="LFO5" text:continue-numbering="true">
        <text:list-item>
          <text:p text:style-name="P62">Le bouton déconnexion :</text:p>
        </text:list-item>
      </text:list>
      <text:p text:style-name="Standard">Il ferme la session de l’utilisateur et il renvoie à la page vitrine.<text:s/></text:p>
      <text:p text:style-name="Standard"/>
      <text:list text:style-name="LFO5" text:continue-numbering="true">
        <text:list-item>
          <text:p text:style-name="P63">Bouton d’ajout<text:s/>d’exercice :<text:s/></text:p>
        </text:list-item>
      </text:list>
      <text:p text:style-name="Standard">Il est accessible dans la page perso du coach uniquement. Il renvoie à un formulaire qui permet de rentrer un nouvel exercice dans la base de données et sera automatiquement accessible sur la page de la liste des exercices. Il pourra être consulté avec toutes les informations qu’il contient. Le formulaire doit contenir les informations suivantes : un nom, une explication du mouvement à réaliser, la durée de l’exercice ou le nombre de répétition et de série, des astuces pour que l’exercice soit<text:s/>plus compliqué. Après l’ajout, le site affiche un message de validation.</text:p>
      <text:p text:style-name="Standard"/>
      <text:soft-page-break/>
      <text:list text:style-name="LFO5" text:continue-numbering="true">
        <text:list-item>
          <text:p text:style-name="P64">Bouton d’ajout de recette :</text:p>
        </text:list-item>
      </text:list>
      <text:p text:style-name="Standard">Il est accessible dans la page perso du coach uniquement. Il renvoie à un formulaire qui permet de rentrer une nouvelle recette. Similaire au bouton d’ajout d’exercice. Le formulaire informe : du nom, ingrédients avec les quantités nécessaires, les étapes à suivre de la recette, le temps de préparation et de cuisson. Après l’ajout, le site affiche un message de validation.</text:p>
      <text:p text:style-name="Standard"/>
      <text:list text:style-name="LFO5" text:continue-numbering="true">
        <text:list-item>
          <text:p text:style-name="P65"><text:span text:style-name="T66">Liste des comptes enregistrés :</text:span></text:p>
        </text:list-item>
      </text:list>
      <text:p text:style-name="Standard">Cette liste informe de tous les comptes enregistrés avec les informations personnels. L’administrateur doit avoir accès à la liste des comptes enregistrés à partir de sa page perso et il peut supprimer des comptes. L’administrateur peut donc consulter toutes les informations personnels de chaque client. Le coach peut consulter la liste des utilisateurs qui l’ont choisi en tant que coach lors de l’inscription. Le coach peut consulter,modifier, ajouter et supprimer les informations (recettes et exercices) présentes dans l’emploi du temps du client. « consulter le compte », « modifier l’emploi du temps », « consulter l’emploi du temps », « supprimer le compte » sont accessible sur la page pour chaque compte. La page informe de l’identifiant, du nom et du prenom<text:s/>de l’utilisateur. le site affiche un message de validation après suppression de compte.</text:p>
      <text:p text:style-name="Standard"/>
      <text:list text:style-name="LFO2" text:continue-numbering="true">
        <text:list-item>
          <text:p text:style-name="P67">Scénarii :</text:p>
        </text:list-item>
      </text:list>
      <text:p text:style-name="P68">Client non enregistré :<text:s/></text:p>
      <text:list text:style-name="LFO6" text:continue-numbering="true">
        <text:list-item>
          <text:p text:style-name="P69">Accède au site qui affiche la page vitrine.</text:p>
        </text:list-item>
        <text:list-item>
          <text:p text:style-name="P70">S’inscrit sur la page d’inscription qui permet l’enregistrement des informations de l’utilisateur. Ajout de l’utilisateur dans la BD.</text:p>
        </text:list-item>
        <text:list-item>
          <text:p text:style-name="P71">Le site renvoie à la page de connexion.<text:s/></text:p>
        </text:list-item>
        <text:list-item>
          <text:p text:style-name="P72">Après connexion, renvoie à la page d’accueil. A partir de cette page, la Template doit etre accessible (réf indication générale).</text:p>
        </text:list-item>
        <text:list-item>
          <text:p text:style-name="P73"><text:s/>Le client accède à la page de la liste des recettes.<text:s/></text:p>
        </text:list-item>
        <text:list-item>
          <text:p text:style-name="P74">Clique sur une des recette (déjà présente dans la base de données).<text:s/></text:p>
        </text:list-item>
        <text:list-item>
          <text:p text:style-name="P75">Après avoir consulté la recette, il va directement sur la page de la liste des exercices sans passer la page d’accueil (accessible<text:span text:style-name="T76"><text:s/></text:span>grâce à la Template). <text:s/>Lorsque le client accède à la page des listes d’exercice (déjà enregistré dans la base de données), il peut consulter chacune d’entre elles (réf page exercice).<text:s/></text:p>
        </text:list-item>
        <text:list-item>
          <text:p text:style-name="P77">Il choisit un des exercices. Le site l’envoie sur la page de l’exercice en question (réf. page exercice).</text:p>
        </text:list-item>
        <text:list-item>
          <text:p text:style-name="P78"><text:s/>Après avoir terminé son exercice, il accède à un exercice suivant sans passer par la page de la liste d’exercice.<text:s/></text:p>
        </text:list-item>
        <text:list-item>
          <text:p text:style-name="P79">Puis retourne à la page d’accueil.</text:p>
        </text:list-item>
        <text:list-item>
          <text:p text:style-name="P80"><text:s/>Le client accède à sa page de profil pour accéder à ses informations personnelles.<text:s/></text:p>
        </text:list-item>
        <text:list-item>
          <text:p text:style-name="P81">Il retourne sur la page<text:s/>d’accueil<text:s/></text:p>
        </text:list-item>
        <text:list-item>
          <text:p text:style-name="P82">Se déconnecte.<text:s/></text:p>
        </text:list-item>
        <text:list-item>
          <text:p text:style-name="P83">Retour à la page vitrine.<text:s/></text:p>
        </text:list-item>
      </text:list>
      <text:p text:style-name="P84"/>
      <text:p text:style-name="P85">Scénarii client enregistré consulte son emploi du temps (les exercices et recettes) et modifie son profil:</text:p>
      <text:list text:style-name="LFO7" text:continue-numbering="true">
        <text:list-item>
          <text:p text:style-name="P86">Arrive sur le site (page vitrine)</text:p>
        </text:list-item>
        <text:list-item>
          <text:p text:style-name="P87">Se connecte</text:p>
        </text:list-item>
        <text:list-item>
          <text:p text:style-name="P88">Arrive à la page d’accueil<text:s/></text:p>
        </text:list-item>
        <text:list-item>
          <text:p text:style-name="P89">Accède à son<text:s/>emploi du temps</text:p>
        </text:list-item>
        <text:list-item>
          <text:p text:style-name="P90">Consulte sa semaine</text:p>
        </text:list-item>
        <text:list-item>
          <text:p text:style-name="P91">Choisi un exercice proposé pour la journée<text:s/></text:p>
        </text:list-item>
        <text:list-item>
          <text:p text:style-name="P92">Retourne à l’emploi du temps</text:p>
        </text:list-item>
        <text:list-item>
          <text:p text:style-name="P93">Consulte une recette proposé par le coach pour la journée<text:s/></text:p>
        </text:list-item>
        <text:list-item>
          <text:p text:style-name="P94">Retourne à la page d’accueil<text:s/></text:p>
        </text:list-item>
        <text:list-item>
          <text:p text:style-name="P95">Accède à son profil</text:p>
        </text:list-item>
        <text:list-item>
          <text:p text:style-name="P96">Modifie son prénom</text:p>
        </text:list-item>
        <text:list-item>
          <text:p text:style-name="P97">Retourne à la page<text:s/>perso</text:p>
        </text:list-item>
        <text:list-item>
          <text:p text:style-name="P98">Se désinscrit (le compte ne doit plus être présent dans la base de donnée)</text:p>
        </text:list-item>
        <text:list-item>
          <text:p text:style-name="P99">Redirection à la page vitrine</text:p>
        </text:list-item>
      </text:list>
      <text:p text:style-name="Standard"/>
      <text:p text:style-name="P100">Scénarii administrateur, faire une recherche et une suppression d’un compte :</text:p>
      <text:list text:style-name="LFO8" text:continue-numbering="true">
        <text:list-item>
          <text:p text:style-name="P101">Se connecte</text:p>
        </text:list-item>
        <text:list-item>
          <text:p text:style-name="P102">Arrive sur la page d’accueil</text:p>
        </text:list-item>
        <text:list-item>
          <text:p text:style-name="P103">Faire une<text:s/>recherche<text:s/></text:p>
        </text:list-item>
        <text:list-item>
          <text:p text:style-name="P104">Affichage des resultats sous forme de liste qui correspond à la recherche demandée</text:p>
        </text:list-item>
        <text:list-item>
          <text:p text:style-name="P105">Sélection un resultat et accède à la page d’information qu’il correspond</text:p>
        </text:list-item>
        <text:list-item>
          <text:p text:style-name="P106">Retour à l’accueil via Template</text:p>
        </text:list-item>
        <text:list-item>
          <text:p text:style-name="P107">Accède à sa page perso</text:p>
        </text:list-item>
        <text:list-item>
          <text:p text:style-name="P108">Accède à la liste des comptes enregistrés</text:p>
        </text:list-item>
        <text:list-item>
          <text:p text:style-name="P109">Clique sur le bouton Consulter le compte puis le supprime</text:p>
        </text:list-item>
        <text:list-item>
          <text:p text:style-name="P110">Retourne à la page d’accueil<text:s/></text:p>
        </text:list-item>
        <text:list-item>
          <text:p text:style-name="P111">Se déconnecte</text:p>
        </text:list-item>
      </text:list>
      <text:p text:style-name="Standard"/>
      <text:p text:style-name="P112">Scénarii coach, ajoute une recette et un exercice puis complète l’emploi du temps d’un client enregistré :</text:p>
      <text:p text:style-name="Standard"/>
      <text:list text:style-name="LFO9" text:continue-numbering="true">
        <text:list-item>
          <text:p text:style-name="P113">Se connecte sur le site<text:s/></text:p>
        </text:list-item>
        <text:list-item>
          <text:p text:style-name="P114">Accède à<text:s/>sa page perso<text:s/></text:p>
        </text:list-item>
        <text:list-item>
          <text:p text:style-name="P115">Créer une recette</text:p>
        </text:list-item>
        <text:list-item>
          <text:p text:style-name="P116">Retourne à la Page perso</text:p>
        </text:list-item>
        <text:list-item>
          <text:p text:style-name="P117">Clique sur le bouton « Créer un exercice »</text:p>
        </text:list-item>
        <text:list-item>
          <text:p text:style-name="P118">Rempli le formulaire d’ajout d’exercice</text:p>
        </text:list-item>
        <text:list-item>
          <text:p text:style-name="P119">Clique sur le bouton « ajouter » pour valider l’opération</text:p>
        </text:list-item>
        <text:list-item>
          <text:p text:style-name="P120">Revient automatiquement à la page perso</text:p>
        </text:list-item>
        <text:list-item>
          <text:p text:style-name="P121">Accède à la liste<text:s/>de ces clients</text:p>
        </text:list-item>
        <text:list-item>
          <text:p text:style-name="P122">Clique sur consulter l’emploi du temps</text:p>
        </text:list-item>
        <text:list-item>
          <text:p text:style-name="P123">Accède à l’emploi du temps<text:s/></text:p>
        </text:list-item>
        <text:list-item>
          <text:p text:style-name="P124">Ajoute un exercice et une recette dans la semaine de l’utilisateur</text:p>
        </text:list-item>
        <text:list-item>
          <text:p text:style-name="P125"><text:s/>Modifie un exercice et supprime une recette</text:p>
        </text:list-item>
        <text:list-item>
          <text:p text:style-name="P126">Retourne à la page d’accueil grâce à la Template.<text:s/></text:p>
        </text:list-item>
        <text:list-item>
          <text:p text:style-name="P127">Se déconnecte<text:s/></text:p>
        </text:list-item>
        <text:list-item>
          <text:p text:style-name="P128">Retour page vitrine<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CitationintenseCar" style:display-name="Citation intense Car" style:family="text" style:parent-style-name="Policepardéfaut">
      <style:text-properties style:font-name-complex="Mangal" fo:font-style="italic" style:font-style-asian="italic" style:font-style-complex="italic" fo:color="#4472C4" style:font-size-complex="10.5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Référencelégère" style:display-name="Référence légère" style:family="text" style:parent-style-name="Policepardéfaut">
      <style:text-properties fo:font-variant="small-caps" fo:color="#5A5A5A"/>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CitationCar" style:display-name="Citation Car" style:family="text" style:parent-style-name="Policepardéfaut">
      <style:text-properties style:font-name-complex="Mangal" fo:font-style="italic" style:font-style-asian="italic" style:font-style-complex="italic" fo:color="#404040" style:font-size-complex="10.5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font-weight-complex="bold"/>
    </style:style>
    <style:style style:name="WW_CharLFO3LVL1" style:family="text">
      <style:text-properties style:font-name="Symbol" style:font-name-asia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text-underline-type="single" style:text-underline-style="solid" style:text-underline-width="auto" style:text-underline-mode="continuous" style:text-underline-color="font-color"/>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naïs jourdain</dc:creator>
    <meta:creation-date>2019-11-09T16:30:00Z</meta:creation-date>
    <dc:date>2019-11-22T12:19:00Z</dc:date>
    <meta:template xlink:href="Normal" xlink:type="simple"/>
    <meta:editing-cycles>19</meta:editing-cycles>
    <meta:editing-duration>PT0S</meta:editing-duration>
    <meta:document-statistic meta:page-count="5" meta:paragraph-count="21" meta:word-count="1642" meta:character-count="10655" meta:row-count="75" meta:non-whitespace-character-count="9034"/>
  </office:meta>
</office:document-meta>
</file>